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P</text:p>
          </table:table-cell>
          <table:table-cell office:value-type="string">
            <text:p>Q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Paz</meta:initial-creator>
    <meta:creation-date>2013-11-10T20:34:56</meta:creation-date>
    <dc:date>2013-11-19T22:41:20</dc:date>
    <dc:creator>mrcalvo </dc:creator>
    <meta:editing-duration>PT22M34S</meta:editing-duration>
    <meta:editing-cycles>4</meta:editing-cycles>
    <meta:generator>LibreOffice/3.5$Linux_x86 LibreOffice_project/350m1$Build-2</meta:generator>
    <meta:document-statistic meta:table-count="2" meta:cell-count="18" meta:object-count="0"/>
  </office:meta>
</office:document-meta>
</file>